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9E00000BB879E4307303665F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ot"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Long_20_Dot" svg:stroke-color="#80808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12.699cm" svg:x="1.27cm" svg:y="0.635cm">
          <draw:image xlink:href="Pictures/100002010000079E00000BB879E4307303665F13.png" xlink:type="simple" xlink:show="embed" xlink:actuate="onLoad" draw:mime-type="image/png">
            <text:p/>
          </draw:image>
        </draw:frame>
        <draw:frame draw:style-name="gr1" draw:text-style-name="P1" draw:layer="layout" svg:width="8.254cm" svg:height="12.699cm" svg:x="12.065cm" svg:y="0.636cm">
          <draw:image xlink:href="Pictures/100002010000079E00000BB879E4307303665F13.png" xlink:type="simple" xlink:show="embed" xlink:actuate="onLoad" draw:mime-type="image/png">
            <text:p/>
          </draw:image>
        </draw:frame>
        <draw:frame draw:style-name="gr1" draw:text-style-name="P1" draw:layer="layout" svg:width="8.254cm" svg:height="12.699cm" svg:x="1.27cm" svg:y="14.605cm">
          <draw:image xlink:href="Pictures/100002010000079E00000BB879E4307303665F13.png" xlink:type="simple" xlink:show="embed" xlink:actuate="onLoad" draw:mime-type="image/png">
            <text:p/>
          </draw:image>
        </draw:frame>
        <draw:frame draw:style-name="gr1" draw:text-style-name="P1" draw:layer="layout" svg:width="8.254cm" svg:height="12.699cm" svg:x="12.065cm" svg:y="14.605cm">
          <draw:image xlink:href="Pictures/100002010000079E00000BB879E4307303665F13.png" xlink:type="simple" xlink:show="embed" xlink:actuate="onLoad" draw:mime-type="image/png">
            <text:p/>
          </draw:image>
        </draw:frame>
        <draw:line draw:style-name="gr2" draw:text-style-name="P2" draw:layer="layout" svg:x1="0.635cm" svg:y1="13.97cm" svg:x2="20.955cm" svg:y2="13.97cm">
          <text:p/>
        </draw:line>
        <draw:line draw:style-name="gr3" draw:text-style-name="P2" draw:layer="layout" svg:x1="10.795cm" svg:y1="0.635cm" svg:x2="10.795cm" svg:y2="27.30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0T21:52:58.245000000</meta:creation-date>
    <dc:date>2020-11-20T22:07:32.338000000</dc:date>
    <meta:editing-duration>PT14M34S</meta:editing-duration>
    <meta:editing-cycles>2</meta:editing-cycles>
    <meta:generator>LibreOffice/7.0.0.3$Windows_X86_64 LibreOffice_project/8061b3e9204bef6b321a21033174034a5e2ea88e</meta:generator>
    <meta:print-date>2020-11-20T22:04:37.038000000</meta:print-date>
    <meta:document-statistic meta:object-count="6"/>
  </office:meta>
</office:document-meta>
</file>